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c409f" officeooo:paragraph-rsid="000c409f"/>
    </style:style>
    <style:style style:name="P2" style:family="paragraph" style:parent-style-name="Text_20_body">
      <style:text-properties fo:font-weight="bold" officeooo:rsid="000d7b2a" officeooo:paragraph-rsid="000d7b2a" style:font-weight-asian="bold" style:font-weight-complex="bold"/>
    </style:style>
    <style:style style:name="P3" style:family="paragraph" style:parent-style-name="Text_20_body">
      <style:text-properties officeooo:rsid="000d2a26" officeooo:paragraph-rsid="000d2a26"/>
    </style:style>
    <style:style style:name="P4" style:family="paragraph" style:parent-style-name="Text_20_body">
      <style:text-properties officeooo:paragraph-rsid="000d7b2a"/>
    </style:style>
    <style:style style:name="P5" style:family="paragraph" style:parent-style-name="Text_20_body">
      <style:text-properties fo:font-weight="normal" officeooo:rsid="000d7b2a" officeooo:paragraph-rsid="000d7b2a" style:font-weight-asian="normal" style:font-weight-complex="normal"/>
    </style:style>
    <style:style style:name="P6" style:family="paragraph" style:parent-style-name="Title">
      <style:text-properties officeooo:rsid="000c409f" officeooo:paragraph-rsid="000c409f"/>
    </style:style>
    <style:style style:name="P7" style:family="paragraph" style:parent-style-name="Text_20_body" style:list-style-name="L1">
      <style:text-properties officeooo:rsid="000d2a26" officeooo:paragraph-rsid="000d2a26"/>
    </style:style>
    <style:style style:name="P8" style:family="paragraph" style:parent-style-name="Text_20_body" style:list-style-name="L2">
      <style:text-properties officeooo:rsid="000d7b2a" officeooo:paragraph-rsid="000d7b2a"/>
    </style:style>
    <style:style style:name="P9" style:family="paragraph" style:parent-style-name="Text_20_body" style:list-style-name="L1">
      <style:text-properties officeooo:rsid="000f5161" officeooo:paragraph-rsid="000f5161"/>
    </style:style>
    <style:style style:name="P10" style:family="paragraph" style:parent-style-name="Text_20_body">
      <style:text-properties fo:font-weight="bold" officeooo:rsid="000f5161" officeooo:paragraph-rsid="000f5161" style:font-weight-asian="bold" style:font-weight-complex="bold"/>
    </style:style>
    <style:style style:name="P11" style:family="paragraph" style:parent-style-name="Text_20_body" style:list-style-name="L3">
      <style:text-properties fo:font-weight="normal" officeooo:rsid="000f5161" officeooo:paragraph-rsid="000f5161" style:font-weight-asian="normal" style:font-weight-complex="normal"/>
    </style:style>
    <style:style style:name="P12" style:family="paragraph" style:parent-style-name="Heading_20_1">
      <style:text-properties officeooo:rsid="000d2a26" officeooo:paragraph-rsid="000d2a26"/>
    </style:style>
    <style:style style:name="T1" style:family="text">
      <style:text-properties officeooo:rsid="000d7b2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upervision System</text:p>
      <text:h text:style-name="Heading_20_1" text:outline-level="1">Installing the Supervision system:</text:h>
      <text:p text:style-name="P1">Prerequisites:</text:p>
      <text:p text:style-name="P1">-libPomdp</text:p>
      <text:p text:style-name="P1">-libIntentionGraph</text:p>
      <text:p text:style-name="P1">-dlib</text:p>
      <text:p text:style-name="P1"/>
      <text:p text:style-name="P1">set in your environment the variables:</text:p>
      <text:p text:style-name="P1">MDP_DIR <text:s text:c="3"/>to the directory of libPomdp</text:p>
      <text:p text:style-name="P1">IG_DIR to the directory of libIntentionGraph</text:p>
      <text:p text:style-name="P1">DLIB_DIR to the directory of dlib</text:p>
      <text:p text:style-name="P1"/>
      <text:p text:style-name="P1">Note: the system will look for linking to <text:s text:c="2"/></text:p>
      <text:p text:style-name="P1">$ENV{MDP_DIR}/dist/Release/GNU-Linux/libpomdp.a </text:p>
      <text:p text:style-name="P1">$ENV{IG_DIR}/dist/Release/GNU-Linux/libIntentionGraph.so</text:p>
      <text:p text:style-name="P1"/>
      <text:p text:style-name="P1">both libraries should be compiled with Release config if using Netbeans. If using Cmake the path should be changed to the libraries</text:p>
      <text:p text:style-name="P1"/>
      <text:h text:style-name="P12" text:outline-level="1">Description</text:h>
      <text:p text:style-name="P3">The system is split in several layers:</text:p>
      <text:list xml:id="list7660826320472078541" text:style-name="L1">
        <text:list-item>
          <text:p text:style-name="P7">action_management: <text:s/>defines the actions known by the system. Each action is a class that extends the Action class (for actions performed by humans) or the ExecutableAction class (for actions performed by the robot. The implementation <text:span text:style-name="T1">of robot actions</text:span> has not been completed). </text:p>
        </text:list-item>
        <text:list-item>
          <text:p text:style-name="P7">common_lib: message shared by various layers</text:p>
        </text:list-item>
        <text:list-item>
          <text:p text:style-name="P7">optitrack: taking information from the optitrack and putting them in tf</text:p>
        </text:list-item>
        <text:list-item>
          <text:p text:style-name="P7">scenarios: each demo can be created as a different package here.</text:p>
        </text:list-item>
        <text:list-item>
          <text:p text:style-name="P7">Simulation: packages to move tf points with joystick or keyboard (the keyboard implementation is more complete)</text:p>
        </text:list-item>
        <text:list-item>
          <text:p text:style-name="P7"><text:soft-page-break/>situation_assessment: functions to compute observations from agents and put them in a database. This should not be used if you want to integrate the rest with toaster.</text:p>
        </text:list-item>
        <text:list-item>
          <text:p text:style-name="P7">situation_assessment_actions: the intention and action recognition packages</text:p>
        </text:list-item>
        <text:list-item>
          <text:p text:style-name="P7">utilities: some useful libraries</text:p>
        </text:list-item>
        <text:list-item>
          <text:p text:style-name="P9">pomdp: includes a pomdp file created with appl (and not with the libPomdp library) for the handover.</text:p>
        </text:list-item>
      </text:list>
      <text:p text:style-name="P3"/>
      <text:h text:style-name="P12" text:outline-level="1">Using the Supervision System:</text:h>
      <text:p text:style-name="P3"/>
      <text:p text:style-name="P3">In general, there are two main launch files, in situation_assessment/simple_agent_monitor and in situation_assessment_actions/human_action_monitors. These launch files can be called in a scenario script to set the system. A map should also be published to make the system work. </text:p>
      <text:p text:style-name="P3">In addition, it's necessary to load parameter files. I put some examples of these parameters, with comments explaining them, in the example_yaml directory.</text:p>
      <text:p text:style-name="P3"/>
      <text:h text:style-name="Heading_20_1" text:outline-level="1">Example: Creating Intentions for the robot observer.</text:h>
      <text:p text:style-name="P3"/>
      <text:list xml:id="list7325019281466065848" text:style-name="L2">
        <text:list-item>
          <text:p text:style-name="P8">Create a new MDP class for the Intention and create an MDP file and policy.</text:p>
        </text:list-item>
        <text:list-item>
          <text:p text:style-name="P8">Set the Intention details in a parameter file, as explained in the situation_assessment_actions_parameters.yaml file.</text:p>
        </text:list-item>
        <text:list-item>
          <text:p text:style-name="P8">For each action executable by the human in the MDP, create (if it doesn't already exist) a class that extends the Action class, with the setPostconditions and checkPreconditions methods, and run this class in a ros node.</text:p>
        </text:list-item>
        <text:list-item>
          <text:p text:style-name="P8">For each location where the human can be in the model, set the parameter in the situation_assessment.yaml file, and create an area, with the addArea service of simple_agent_monitor.</text:p>
        </text:list-item>
      </text:list>
      <text:p text:style-name="P4"/>
      <text:p text:style-name="P2">Some conventions:</text:p>
      <text:p text:style-name="P5">every action in the MDP should be expressed as agent_action_parameters. Variables should follow the same format, ex: agent_isAt, object_isAt, object_status.</text:p>
      <text:p text:style-name="P5"/>
      <text:p text:style-name="P10">Example: Collaborative Action</text:p>
      <text:list xml:id="list1053593184932475472" text:style-name="L3">
        <text:list-item>
          <text:p text:style-name="P11"><text:soft-page-break/>install appl (there is a version for ros in utilities but it does not include executable to create a new model) from <text:a xlink:type="simple" xlink:href="http://bigbird.comp.nus.edu.sg/pmwiki/farm/appl/">http://bigbird.comp.nus.edu.sg/pmwiki/farm/appl/</text:a></text:p>
        </text:list-item>
        <text:list-item>
          <text:p text:style-name="P11">create a new POMDP in appl for your collaborative action</text:p>
        </text:list-item>
        <text:list-item>
          <text:p text:style-name="P11">set the parameters for appl (have a look at scenarios/demo_handover/demo_handover_parameters.yaml) in a yaml file or give them directly to the node in the launch file if using more than one collaborative action.</text:p>
        </text:list-item>
        <text:list-item>
          <text:p text:style-name="P11">Write your node. You can take inspiration from the demo_handover.py scrip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3:21:35.422439684</meta:creation-date>
    <dc:date>2016-11-07T14:05:24.118946679</dc:date>
    <meta:editing-duration>PT20M55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3" meta:paragraph-count="40" meta:word-count="499" meta:character-count="3352" meta:non-whitespace-character-count="2900"/>
  </office:meta>
</office:document-meta>
</file>